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852">
            <text:p>K-852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9550.0">
            <text:p>955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9">
            <text:p>-20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040">
            <text:p>K-60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170.0">
            <text:p>6170.0</text:p>
          </table:table-cell>
          <table:table-cell office:value-type="float" office:value="85.0">
            <text:p>85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5">
            <text:p>-4.7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1">
            <text:p>K-6681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90.0">
            <text:p>6290.0</text:p>
          </table:table-cell>
          <table:table-cell office:value-type="float" office:value="75.0">
            <text:p>75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59">
            <text:p>Poz-8859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Populus tremula and Betula nana remains">
            <text:p>Populus tremula and 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5">
            <text:p>-2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1">
            <text:p>AAR-9341</text:p>
          </table:table-cell>
          <table:table-cell office:value-type="float" office:value="55.39">
            <text:p>55.39</text:p>
          </table:table-cell>
          <table:table-cell office:value-type="float" office:value="9.82">
            <text:p>9.82</text:p>
          </table:table-cell>
          <table:table-cell office:value-type="float" office:value="6820.0">
            <text:p>6820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5">
            <text:p>Poz-5755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460.0">
            <text:p>946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67">
            <text:p>Poz-5767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700.0">
            <text:p>7700.0</text:p>
          </table:table-cell>
          <table:table-cell office:value-type="float" office:value="70.0">
            <text:p>70.0</text:p>
          </table:table-cell>
          <table:table-cell office:value-type="string" office:value="Betula Albae and Cladium mariscus remains">
            <text:p>Betula Albae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6">
            <text:p>-1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90">
            <text:p>Poz-5790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">
            <text:p>-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50">
            <text:p>K-415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380.0">
            <text:p>6380.0</text:p>
          </table:table-cell>
          <table:table-cell office:value-type="float" office:value="100.0">
            <text:p>10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49">
            <text:p>K-4149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370.0">
            <text:p>5370.0</text:p>
          </table:table-cell>
          <table:table-cell office:value-type="float" office:value="100.0">
            <text:p>10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60">
            <text:p>Poz-886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Populus tremula and Betula Albae remains">
            <text:p>Populus tremula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8">
            <text:p>-26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2">
            <text:p>K-6682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70.0">
            <text:p>6270.0</text:p>
          </table:table-cell>
          <table:table-cell office:value-type="float" office:value="80.0">
            <text:p>80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40">
            <text:p>K-56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5910.0">
            <text:p>5910.0</text:p>
          </table:table-cell>
          <table:table-cell office:value-type="float" office:value="75.0">
            <text:p>7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3558">
            <text:p>K-3558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2">
            <text:p>AAR-9342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905.0">
            <text:p>6905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28">
            <text:p>K-1028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8990.0">
            <text:p>89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8">
            <text:p>-2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30">
            <text:p>K-1030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0">
            <text:p>K-568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940.0">
            <text:p>594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1">
            <text:p>K-5681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780.0">
            <text:p>578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0">
            <text:p>Poz-882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3">
            <text:p>Poz-5753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7">
            <text:p>-1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924">
            <text:p>Poz-8924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10110.0">
            <text:p>10110.0</text:p>
          </table:table-cell>
          <table:table-cell office:value-type="float" office:value="60.0">
            <text:p>6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4">
            <text:p>Poz-5754</text:p>
          </table:table-cell>
          <table:table-cell office:value-type="float" office:value="55.21">
            <text:p>55.21</text:p>
          </table:table-cell>
          <table:table-cell office:value-type="float" office:value="9.73">
            <text:p>9.73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Menyanthes trifoliata  Cladium mariscus and Phragmites australis remains">
            <text:p>Menyanthes trifoliata  Cladium mariscus and 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1">
            <text:p>Poz-8821</text:p>
          </table:table-cell>
          <table:table-cell office:value-type="float" office:value="55.21">
            <text:p>55.21</text:p>
          </table:table-cell>
          <table:table-cell office:value-type="float" office:value="9.76">
            <text:p>9.76</text:p>
          </table:table-cell>
          <table:table-cell office:value-type="float" office:value="7140.0">
            <text:p>7140.0</text:p>
          </table:table-cell>
          <table:table-cell office:value-type="float" office:value="40.0">
            <text:p>40.0</text:p>
          </table:table-cell>
          <table:table-cell office:value-type="string" office:value="Mytilus edulis and Macoma balthica shells">
            <text:p>Mytilus edulis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805">
            <text:p>Poz-5805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420.0">
            <text:p>7420.0</text:p>
          </table:table-cell>
          <table:table-cell office:value-type="float" office:value="50.0">
            <text:p>50.0</text:p>
          </table:table-cell>
          <table:table-cell office:value-type="string" office:value="Betula Albae remains from peat">
            <text:p>Betula Albae remains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8">
            <text:p>-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